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Condica illecta</text:p>
      <text:p text:style-name="Preformatted_20_Text">From Wikipedia, the free encyclopedia</text:p>
      <text:p text:style-name="Preformatted_20_Text">https://en.wikipedia.org/wiki/Condica_illecta</text:p>
      <text:p text:style-name="Preformatted_20_Text">Licensed under CC BY-SA 3.0:</text:p>
      <text:p text:style-name="Preformatted_20_Text">https://en.wikipedia.org/wiki/Wikipedia:Text_of_Creative_Commons_Attribution-ShareAlike_3.0_Unported_License</text:p>
      <text:p text:style-name="Preformatted_20_Text"/>
      <text:p text:style-name="Preformatted_20_Text">Condica illecta</text:p>
      <text:p text:style-name="Preformatted_20_Text"><text:s text:c="4"/>• [citation needed]</text:p>
      <text:p text:style-name="Preformatted_20_Text"><text:s text:c="4"/>• Condica illecta is a moth of the family Noctuidae.</text:p>
      <text:p text:style-name="Preformatted_20_Text"><text:s text:c="4"/>• [citation needed] It is also present in New Zealand.</text:p>
      <text:p text:style-name="Preformatted_20_Text"/>
      <text:p text:style-name="Preformatted_20_Text">Condica illecta is a moth of the family Noctuidae. It is found in both the Indo-Australian and Pacific tropics, including Borneo, Hawaii, Hong Kong, India, <text:s/>New Guinea, the Society Islands, Taiwan and Queensland and New South Wales in Australia.[citation needed] It is also present in New Zealand.</text:p>
      <text:p text:style-name="Preformatted_20_Text">The wingspan is about 40 mm. Adults are brown with an indistinct complex wingpattern.[citation needed]</text:p>
      <text:p text:style-name="Preformatted_20_Text">Larvae feed on various Asteraceae species, including Ageratum houstonianum, Bidens pilosa and Calendula officinalis. The young larvae are smooth and green with a brown head. Later instars develop a purple herring-bone pattern with a black head. Finally they turn brown with a thin wavy white line along each side, and white spots. Pupation takes place in the soil.[citation needed]</text:p>
      <text:p text:style-name="Preformatted_20_Text">References</text:p>
      <text:p text:style-name="Preformatted_20_Text">External links</text:p>
      <text:p text:style-name="Preformatted_20_Text"><text:s text:c="4"/>• Australian Insects</text:p>
      <text:p text:style-name="Preformatted_20_Text"><text:s text:c="4"/>• The Moths of Borneo</text:p>
      <text:p text:style-name="Preformatted_20_Text">Australian Insects</text:p>
      <text:p text:style-name="Preformatted_20_Text">The Moths of Borne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18" meta:word-count="177" meta:character-count="1275" meta:non-whitespace-character-count="1095"/>
    <meta:generator>LibreOffice/6.0.7.3$Linux_X86_64 LibreOffice_project/00m0$Build-3</meta:generator>
  </office:meta>
</office:document-meta>
</file>